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paragraph-properties fo:margin-top="0in" fo:margin-bottom="0in" loext:contextual-spacing="false" fo:text-align="justify" style:justify-single-word="false"/>
      <style:text-properties fo:font-size="16pt" fo:language="es" fo:country="CR" fo:font-weight="bold" officeooo:rsid="0015bc2e" officeooo:paragraph-rsid="0022539c" style:font-size-asian="16pt" style:font-weight-asian="bold" style:font-size-complex="12pt" style:font-weight-complex="normal"/>
    </style:style>
    <style:style style:name="P7" style:family="paragraph" style:parent-style-name="Standard">
      <style:text-properties fo:font-size="16pt" fo:language="es" fo:country="CR" fo:font-weight="bold" officeooo:rsid="0012d2c0" officeooo:paragraph-rsid="0012d2c0" style:font-size-asian="16pt" style:font-weight-asian="bold"/>
    </style:style>
    <style:style style:name="P8"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10" style:family="paragraph" style:parent-style-name="Standard">
      <style:text-properties fo:font-size="16pt" fo:language="es" fo:country="CR" fo:font-weight="bold" officeooo:paragraph-rsid="0015bc2e" style:font-size-asian="16pt" style:font-weight-asian="bold"/>
    </style:style>
    <style:style style:name="P11"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2469fb" officeooo:paragraph-rsid="002390e6" style:font-size-asian="10.5pt" style:font-weight-asian="normal" style:font-size-complex="12pt" style:font-weight-complex="normal"/>
    </style:style>
    <style:style style:name="P14"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15" style:family="paragraph" style:parent-style-name="Standard">
      <style:paragraph-properties fo:text-align="justify" style:justify-single-word="false"/>
      <style:text-properties fo:font-size="12pt" fo:language="es" fo:country="CR" fo:font-weight="normal" officeooo:rsid="002b409f" officeooo:paragraph-rsid="002b409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ccdd3" officeooo:paragraph-rsid="002ccdd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e028b" officeooo:paragraph-rsid="002e028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2106f9" officeooo:paragraph-rsid="002106f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70a6d" officeooo:paragraph-rsid="002e639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bold" officeooo:rsid="002ccdd3" officeooo:paragraph-rsid="002ccdd3"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language="es" fo:country="CR" fo:font-weight="bold" officeooo:rsid="002ccdd3" officeooo:paragraph-rsid="002e028b"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s" fo:country="CR" fo:font-style="italic" fo:font-weight="normal" officeooo:rsid="00270a6d" officeooo:paragraph-rsid="002e6392"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language="es" fo:country="CR" fo:font-style="italic" fo:font-weight="normal" officeooo:rsid="002f1fca" officeooo:paragraph-rsid="002f1fca"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1945ea"/>
    </style:style>
    <style:style style:name="T4" style:family="text">
      <style:text-properties fo:language="es" fo:country="CR" officeooo:rsid="002b409f"/>
    </style:style>
    <style:style style:name="T5" style:family="text">
      <style:text-properties officeooo:rsid="0012b833"/>
    </style:style>
    <style:style style:name="T6" style:family="text">
      <style:text-properties fo:font-style="italic" style:font-style-asian="italic" style:font-style-complex="italic"/>
    </style:style>
    <style:style style:name="T7" style:family="text">
      <style:text-properties fo:font-style="italic" officeooo:rsid="002e639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e6392" style:font-style-asian="normal" style:font-style-complex="normal"/>
    </style:style>
    <style:style style:name="T10" style:family="text">
      <style:text-properties officeooo:rsid="002b409f"/>
    </style:style>
    <style:style style:name="T11" style:family="text">
      <style:text-properties officeooo:rsid="002ccdd3"/>
    </style:style>
    <style:style style:name="T12" style:family="text">
      <style:text-properties officeooo:rsid="002e028b"/>
    </style:style>
    <style:style style:name="T13" style:family="text">
      <style:text-properties officeooo:rsid="002e63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E-0523 Circuitos Digitales II, I Ciclo 2017</text:p>
      <text:p text:style-name="P1">Profe. Enrique Coen</text:p>
      <text:p text:style-name="P1">Lennon Núñez Meoño, B34943</text:p>
      <text:p text:style-name="P1">Tarea #</text:p>
      <text:p text:style-name="P3"/>
      <text:p text:style-name="P10">Contabilización del Tiempo</text:p>
      <text:p text:style-name="P5"><text:span text:style-name="T1">Buscar información <text:s/></text:span><text:span text:style-name="T3">4</text:span><text:span text:style-name="T1"> </text:span><text:span text:style-name="T2">h</text:span></text:p>
      <text:p text:style-name="P5"><text:span text:style-name="T1">Estudiar información </text:span><text:span text:style-name="T4">3</text:span><text:span text:style-name="T1"> </text:span><text:span text:style-name="T2">h</text:span><text:span text:style-name="T1"> (“on the go”)</text:span></text:p>
      <text:p text:style-name="P5"><text:span text:style-name="T1">Ejecución </text:span><text:span text:style-name="T3">10</text:span><text:span text:style-name="T2"> h</text:span></text:p>
      <text:p text:style-name="P5"><text:span text:style-name="T1"><text:tab/></text:span><text:span text:style-name="T2">Codificar</text:span></text:p>
      <text:p text:style-name="P2"><text:tab/>Corrección de errores de compilación – sintaxis</text:p>
      <text:p text:style-name="P2"><text:tab/>Corrección de lógica de programación para obtener los resultados adecuados</text:p>
      <text:p text:style-name="P4">Confección del Reporte <text:span text:style-name="T10">2 h</text:span> <text:span text:style-name="T5">(“on the go”)</text:span></text:p>
      <text:p text:style-name="P4"/>
      <text:p text:style-name="P7">Resumen</text:p>
      <text:p text:style-name="P15">El experimento presenta consta de la creación de una librería de componentes electrónicos descritos en Verilog. Los componentes son diseñados según las especificaciones encontrados en las distintas Hojas del Fabricante de componentes reales, según operación lógica, entradas/salidas y tiempos de retardo y, cuando aplique, los tiempos de set-up y hold. La librería incluye módulos individuales para compuerta NAND, compuerta NOR, Inversor, Multiplexor 2:1 y un Flip-Flop. Para obtener las hojas técnicas de los componentes se recurrió a páginas web como la de Texas Instruments (<text:a xlink:type="simple" xlink:href="http://www.TI.com/" text:style-name="Internet_20_link" text:visited-style-name="Visited_20_Internet_20_Link">www.ti.com</text:a>) y Nexperia (<text:a xlink:type="simple" xlink:href="http://www.nexperia.com/" text:style-name="Internet_20_link" text:visited-style-name="Visited_20_Internet_20_Link">www.nexperia.com</text:a>). </text:p>
      <text:p text:style-name="P15"/>
      <text:p text:style-name="P15">Se utilizó el operador numeral (#) para definir los retardos en los componentes. Las hojas de los fabricantes suelen uilizar 3 tiempos distintos: tiempo mínimo, típico y máximo, sin embargo, en algunos componentes no se hizo mención de alguno de estos retardos, o bien, los valores de los retardos para conmutación de nivel bajo a alto (TDLH) eran los mismos que para conmutación de nivel alto a <text:s/>bajo (TDHL). Estos retardos aplican para todas las compuertas.</text:p>
      <text:p text:style-name="P15"/>
      <text:p text:style-name="P15">En el caso de los tiempos de set-up y de hold, estos aplican solo para el Flip-Flop, en esta librería, <text:span text:style-name="T11">para el cual la hoja de especificaciones menciona que el tiempo de hold es de 0 s, de modo que solo se considera tset-up para su diseño.</text:span></text:p>
      <text:p text:style-name="P15"/>
      <text:p text:style-name="P16">Se incluye un Makefile encargado de corer las simulaciones, utilizando todos los componentes, con pruebas seguidas pero individuales. Cada componente incluye un contador de flancos positivos de la señal en sus salidas, para el cálculo de la potencia consumida.</text:p>
      <text:p text:style-name="P12"/>
      <text:p text:style-name="P8">Descripción Arquitectónica</text:p>
      <text:p text:style-name="P20">NAND:</text:p>
      <text:p text:style-name="P17">Para esta compuerta se escogió el componente “SN54AHC00 Quadruple 2-Input Positive-NAND Gates” de Texas Instruments, en específico la parte <text:s/>SN74AHC00D, con un costo de $0.08, 1000 unidades. <text:s/>Los tiempos de propagación (retardo) de entradas A, B hacia salida Y de la compuerta <text:s text:c="2"/>SN54AHC00, para un C_load = 15 pF y Vcc = 5 V ± 0.5 V son:</text:p>
      <text:p text:style-name="P17"><text:s text:c="4"/>t_min = 1 ns</text:p>
      <text:p text:style-name="P17"><text:s text:c="4"/>t_typ = 3.7 ns</text:p>
      <text:p text:style-name="P17"><text:s text:c="4"/>t_max = 6.5 ns</text:p>
      <text:p text:style-name="P17"><text:s/>Según <text:s/>la hoja del fabricante, los rangos de tiempos son iguales para el paso de nivel bajo a alto, como de alto a bajo. </text:p>
      <text:p text:style-name="P17"><text:soft-page-break/>La función lógica a desempeñar es A&amp;B=Y. Se inicializa un contador interno en 0, aumentando cuando la salida Y tiene un flanco positivo, para ser utilizado para el cálculo de la potencia consumida, donde se utiliza las condiciones de las especificaciones utilizadas para C_load y Vcc.</text:p>
      <text:p text:style-name="P8"/>
      <text:p text:style-name="P21">N<text:span text:style-name="T12">OR</text:span>:</text:p>
      <text:p text:style-name="P17">Para esta compuerta se escogió el componente “SN54AHC00 Quadruple 2-Input Positive-NAND Gates” de Texas Instruments, en específico la parte <text:s/>SN74AHC00D, con un costo de $0.08, 1000 unidades. <text:s/>Los tiempos de propagación (retardo) de entradas A, B hacia salida Y de la compuerta <text:s text:c="2"/>SN54AHC00, para un C_load = 15 pF y Vcc = 5 V ± 0.5 V son:</text:p>
      <text:p text:style-name="P17"><text:s text:c="4"/>t_min = 1 ns</text:p>
      <text:p text:style-name="P17"><text:s text:c="4"/>t_typ = 3.7 ns</text:p>
      <text:p text:style-name="P17"><text:s text:c="4"/>t_max = 6.5 ns</text:p>
      <text:p text:style-name="P17"><text:s/>Según <text:s/>la hoja del fabricante, los rangos de tiempos son iguales para el paso de nivel bajo a alto, como de alto a bajo. </text:p>
      <text:p text:style-name="P17">La función lógica a desempeñar es A&amp;B=Y. Se inicializa un contador interno en 0, aumentando cuando la salida Y tiene un flanco positivo, para ser utilizado para el cálculo de la potencia consumida, donde se utiliza las condiciones de las especificaciones utilizadas para C_load y Vcc.</text:p>
      <text:p text:style-name="P17"/>
      <text:p text:style-name="P21"><text:span text:style-name="T12">INV</text:span>:</text:p>
      <text:p text:style-name="P17">Para esta compuerta se escogió el componente “SN54AHC00 Quadruple 2-Input Positive-NAND Gates” de Texas Instruments, en específico la parte <text:s/>SN74AHC00D, con un costo de $0.08, 1000 unidades. <text:s/>Los tiempos de propagación (retardo) de entradas A, B hacia salida Y de la compuerta <text:s text:c="2"/>SN54AHC00, para un C_load = 15 pF y Vcc = 5 V ± 0.5 V son:</text:p>
      <text:p text:style-name="P17"><text:s text:c="4"/>t_min = 1 ns</text:p>
      <text:p text:style-name="P17"><text:s text:c="4"/>t_typ = 3.7 ns</text:p>
      <text:p text:style-name="P17"><text:s text:c="4"/>t_max = 6.5 ns</text:p>
      <text:p text:style-name="P17"><text:s/>Según <text:s/>la hoja del fabricante, los rangos de tiempos son iguales para el paso de nivel bajo a alto, como de alto a bajo. </text:p>
      <text:p text:style-name="P17">La función lógica a desempeñar es A&amp;B=Y. Se inicializa un contador interno en 0, aumentando cuando la salida Y tiene un flanco positivo, para ser utilizado para el cálculo de la potencia consumida, donde se utiliza las condiciones de las especificaciones utilizadas para C_load y Vcc.</text:p>
      <text:p text:style-name="P17"/>
      <text:p text:style-name="P21"><text:span text:style-name="T12">MUX</text:span>:</text:p>
      <text:p text:style-name="P17">Para esta compuerta se escogió el componente “SN54AHC00 Quadruple 2-Input Positive-NAND Gates” de Texas Instruments, en específico la parte <text:s/>SN74AHC00D, con un costo de $0.08, 1000 unidades. <text:s/>Los tiempos de propagación (retardo) de entradas A, B hacia salida Y de la compuerta <text:s text:c="2"/>SN54AHC00, para un C_load = 15 pF y Vcc = 5 V ± 0.5 V son:</text:p>
      <text:p text:style-name="P17"><text:s text:c="4"/>t_min = 1 ns</text:p>
      <text:p text:style-name="P17"><text:s text:c="4"/>t_typ = 3.7 ns</text:p>
      <text:p text:style-name="P17"><text:s text:c="4"/>t_max = 6.5 ns</text:p>
      <text:p text:style-name="P17"><text:s/>Según <text:s/>la hoja del fabricante, los rangos de tiempos son iguales para el paso de nivel bajo a alto, como de alto a bajo. </text:p>
      <text:p text:style-name="P17">La función lógica a desempeñar es A&amp;B=Y. Se inicializa un contador interno en 0, aumentando cuando la salida Y tiene un flanco positivo, para ser utilizado para el cálculo de la potencia consumida, donde se utiliza las condiciones de las especificaciones utilizadas para C_load y Vcc.</text:p>
      <text:p text:style-name="P17"/>
      <text:p text:style-name="P21"><text:span text:style-name="T12">FF</text:span>:</text:p>
      <text:p text:style-name="P17">Para esta compuerta se escogió el componente “SN54AHC00 Quadruple 2-Input Positive-NAND <text:soft-page-break/>Gates” de Texas Instruments, en específico la parte <text:s/>SN74AHC00D, con un costo de $0.08, 1000 unidades. <text:s/>Los tiempos de propagación (retardo) de entradas A, B hacia salida Y de la compuerta <text:s text:c="2"/>SN54AHC00, para un C_load = 15 pF y Vcc = 5 V ± 0.5 V son:</text:p>
      <text:p text:style-name="P17"><text:s text:c="4"/>t_min = 1 ns</text:p>
      <text:p text:style-name="P17"><text:s text:c="4"/>t_typ = 3.7 ns</text:p>
      <text:p text:style-name="P17"><text:s text:c="4"/>t_max = 6.5 ns</text:p>
      <text:p text:style-name="P17"><text:s/>Según <text:s/>la hoja del fabricante, los rangos de tiempos son iguales para el paso de nivel bajo a alto, como de alto a bajo. </text:p>
      <text:p text:style-name="P17">La función lógica a desempeñar es A&amp;B=Y. Se inicializa un contador interno en 0, aumentando cuando la salida Y tiene un flanco positivo, para ser utilizado para el cálculo de la potencia consumida, donde se utiliza las condiciones de las especificaciones utilizadas para C_load y Vcc.</text:p>
      <text:p text:style-name="P17"/>
      <text:p text:style-name="P8">Plan de Pruebas</text:p>
      <text:p text:style-name="P6"/>
      <text:p text:style-name="P8">Instrucciones de Utilización de la Simulación</text:p>
      <text:p text:style-name="P18">Para correr la simulación se realizó un documento Makefile que incluye compilación en Icarus Verilog (iverilog -o <text:span text:style-name="T6">nombre_ejecutable test_bench.v</text:span>)<text:span text:style-name="T8">, ejecución del archivo ejecutable generado (vvp</text:span><text:span text:style-name="T6"> nombre_ejecutable</text:span><text:span text:style-name="T8">) y ejecución del archivo .vcd generado para visualizar los resultados de la simulación con la herramienta GtkWave (gtkwave </text:span><text:span text:style-name="T6">nombre_archivo_señales_simulacion.vcd</text:span><text:span text:style-name="T8">). <text:s/></text:span><text:span text:style-name="T9">Al incluir el resto de archivos (NAND.v, NOR.v, INV.v, MUX.v, FF.v) en el Test Bench, no es necesario incluirlos en el comando de compilación.</text:span></text:p>
      <text:p text:style-name="P18"/>
      <text:p text:style-name="P19"><text:span text:style-name="T8">En caso de no servir el Makefile por razones desconocidas, se deberá ejecutar los comandos línea por línea:</text:span></text:p>
      <text:p text:style-name="P19"><text:span text:style-name="T8"><text:tab/><text:tab/></text:span><text:span text:style-name="T6">$ iverilog -o </text:span><text:span text:style-name="T7">librería.o</text:span><text:span text:style-name="T6"> -</text:span><text:span text:style-name="T7">Ttyp test_bench.v</text:span></text:p>
      <text:p text:style-name="P22"><text:tab/><text:tab/>$ vvp <text:span text:style-name="T13">libreria.o</text:span></text:p>
      <text:p text:style-name="P22"><text:span text:style-name="T9"><text:tab/><text:tab/>$ gtkwave libreria.vcd</text:span></text:p>
      <text:p text:style-name="P22"/>
      <text:p text:style-name="P23"><text:span text:style-name="T9">S</text:span><text:span text:style-name="T8">e utiliza el prefijo -Ttyp para indicar al compilador que se utilizará el tiempo de retardo típico, si se quisiera utilizar otro tiempo se debe especificar, -Tmin para el tiempo mínimo y -Tmax para el tiempo máximo.</text:span></text:p>
      <text:p text:style-name="P11"/>
      <text:p text:style-name="P9">Ejemplos de los Resultados</text:p>
      <text:p text:style-name="P9"/>
      <text:p text:style-name="P9"/>
      <text:p text:style-name="P9">Conclusiones y Recomendacione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4-07T00:38:53.523854360</dc:date>
    <dc:creator>lennon </dc:creator>
    <meta:editing-duration>PT3H26M26S</meta:editing-duration>
    <meta:editing-cycles>36</meta:editing-cycles>
    <meta:generator>LibreOffice/4.3.3.2$Linux_X86_64 LibreOffice_project/430m0$Build-2</meta:generator>
    <meta:document-statistic meta:table-count="0" meta:image-count="0" meta:object-count="0" meta:page-count="3" meta:paragraph-count="63" meta:word-count="1168" meta:character-count="7022" meta:non-whitespace-character-count="5808"/>
  </office:meta>
</office:document-meta>
</file>